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text-properties fo:color="#000000" style:font-name="Times New Roman" fo:font-size="12pt" fo:font-weight="bold"/>
    </style:style>
    <style:style style:name="P3" style:family="paragraph" style:parent-style-name="Text_20_body">
      <style:text-properties fo:color="#000000" style:font-name="Times New Roman" fo:font-size="12pt"/>
    </style:style>
    <style:style style:name="P4" style:family="paragraph" style:parent-style-name="Text_20_body" style:list-style-name="L1">
      <style:text-properties fo:color="#000000" style:font-name="Times New Roman" fo:font-size="12pt" fo:font-weight="normal"/>
    </style:style>
    <style:style style:name="P5" style:family="paragraph" style:parent-style-name="Text_20_body" style:list-style-name="L2">
      <style:text-properties fo:color="#000000" style:font-name="Times New Roman" fo:font-size="12pt" fo:font-weight="normal"/>
    </style:style>
    <style:style style:name="P6" style:family="paragraph" style:parent-style-name="Text_20_body" style:list-style-name="L5">
      <style:text-properties fo:color="#000000" style:font-name="Times New Roman" fo:font-size="12pt" fo:font-weight="normal" officeooo:rsid="0009fb5d" officeooo:paragraph-rsid="0009fb5d" style:font-weight-asian="normal" style:font-weight-complex="normal"/>
    </style:style>
    <style:style style:name="P7" style:family="paragraph" style:parent-style-name="Text_20_body">
      <style:text-properties fo:color="#000000" style:font-name="Times New Roman" fo:font-size="12pt" fo:font-weight="bold"/>
    </style:style>
    <style:style style:name="P8" style:family="paragraph" style:parent-style-name="Text_20_body">
      <style:text-properties fo:color="#000000" style:font-name="Times New Roman" fo:font-size="12pt" fo:font-weight="bold" officeooo:rsid="0009fb5d" officeooo:paragraph-rsid="0009fb5d" style:font-weight-asian="bold" style:font-weight-complex="bold"/>
    </style:style>
    <style:style style:name="P9" style:family="paragraph" style:parent-style-name="Text_20_body" style:list-style-name="L3">
      <style:text-properties fo:color="#000000" style:font-name="Times New Roman" fo:font-size="12pt"/>
    </style:style>
    <style:style style:name="P10" style:family="paragraph" style:parent-style-name="Text_20_body" style:list-style-name="L4">
      <style:text-properties fo:color="#000000" style:font-name="Times New Roman" fo:font-size="12pt"/>
    </style:style>
    <style:style style:name="P11" style:family="paragraph" style:parent-style-name="Text_20_body" style:list-style-name="L3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12" style:family="paragraph" style:parent-style-name="Text_20_body" style:list-style-name="L3">
      <style:paragraph-properties fo:margin-left="3.752cm" fo:margin-right="0cm" fo:text-indent="0cm" style:auto-text-indent="false"/>
      <style:text-properties fo:color="#000000" style:font-name="Times New Roman" fo:font-size="12pt"/>
    </style:style>
    <style:style style:name="P13" style:family="paragraph" style:parent-style-name="Text_20_body" style:list-style-name="L3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4" style:family="paragraph" style:parent-style-name="Text_20_body" style:list-style-name="L3">
      <style:paragraph-properties fo:margin-left="2.501cm" fo:margin-right="0cm" fo:text-indent="0cm" style:auto-text-indent="false"/>
      <style:text-properties fo:color="#000000" style:font-name="Times New Roman" fo:font-size="12pt"/>
    </style:style>
    <text:list-style style:name="L1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2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vyiu"/>Name</text:p>
      <text:p text:style-name="P1"><text:bookmark text:name="vyiu2"/>Fulco</text:p>
      <text:p text:style-name="P1"/>
      <text:p text:style-name="P2"><text:bookmark text:name="vyiu3"/>Beschreibung<text:bookmark text:name="vyiu4"/></text:p>
      <text:p text:style-name="P1">Fulco ist ein Zauberer, der mit seinem Freund Tellborn auf der Durchreise ist. Unglücklicherweise wurde er von Tellborn in ein pandaartiges Wesen verwandelt.</text:p>
      <text:p text:style-name="P1"><text:bookmark text:name="vyiu8"/><text:bookmark text:name="vyiu7"/></text:p>
      <text:p text:style-name="P2">Ort</text:p>
      <text:list xml:id="list467898242175822528" text:style-name="L1">
        <text:list-header>
          <text:p text:style-name="P4"><text:bookmark text:name="atp73"/>Auf dem Felsen hinter dem Lager der Nordmänner.</text:p>
        </text:list-header>
      </text:list>
      <text:p text:style-name="P1"><text:bookmark text:name="vyiu12"/><text:bookmark text:name="vyiu111"/></text:p>
      <text:p text:style-name="P2">Tagesablauf</text:p>
      <text:list xml:id="list429976594644242986" text:style-name="L2">
        <text:list-header>
          <text:p text:style-name="P5">Ganzer Tag – Steht unter dem Felsen.</text:p>
        </text:list-header>
      </text:list>
      <text:p text:style-name="P1"><text:bookmark text:name="vyiu15"/></text:p>
      <text:p text:style-name="P2"><text:bookmark text:name="vyiu16"/>Zugehörigkeit</text:p>
      <text:p text:style-name="P1"><text:bookmark text:name="f-852"/><text:bookmark text:name="f-855"/>Durchreisende</text:p>
      <text:p text:style-name="P1"><text:bookmark text:name="vyiu20"/><text:bookmark text:name="vyiu19"/></text:p>
      <text:p text:style-name="P2"><text:bookmark text:name="f-856"/>Aufträge</text:p>
      <text:p text:style-name="P2"><text:bookmark text:name="z0dk3"/>-</text:p>
      <text:p text:style-name="P1"><text:bookmark text:name="vyiu23"/></text:p>
      <text:p text:style-name="P2"><text:bookmark text:name="ik9t1"/>Dialog<text:bookmark text:name="vyiu24"/><text:bookmark text:name="ik9t"/></text:p>
      <text:list xml:id="list656855246223655505" text:style-name="L3">
        <text:list-item>
          <text:p text:style-name="P9">Hallo Bär.</text:p>
          <text:list>
            <text:list-item>
              <text:p text:style-name="P9"><text:bookmark text:name="ik9t2"/><text:bookmark text:name="f0wr"/>N: <text:bookmark text:name="gg5p"/>Ja ja, mach dich nur lustig über mich! Es ist ja auch so zum Lachen, wenn man aussieht wie ein Bär.</text:p>
            </text:list-item>
            <text:list-item>
              <text:p text:style-name="P9"><text:bookmark text:name="ik9t3"/><text:bookmark text:name="f0wr0"/>C: Allerdings.</text:p>
            </text:list-item>
            <text:list-item>
              <text:p text:style-name="P11">Was ist passiert?</text:p>
            </text:list-item>
          </text:list>
        </text:list-item>
        <text:list-item>
          <text:p text:style-name="P12">N: Mein werter Freund Tellborn hat mich geheilt! Zumindest wollte er mich heilen, aber das hat wohl nicht so ganz geklappt.</text:p>
        </text:list-item>
        <text:list-item>
          <text:p text:style-name="P12">N: Kann ja mal passieren, dass man den falschen Zauber anwendet, aber wieso zum Teufel gerade ein Zauber, der mich in einen Bären verwandelt?</text:p>
        </text:list-item>
        <text:list-item>
          <text:p text:style-name="P12">N: So kann man sich doch nirgendwo mehr blicken lassen ohne gleich gejagt und erschlagen zu werden!</text:p>
          <text:list>
            <text:list-item>
              <text:p text:style-name="P11">Abbrechen</text:p>
            </text:list-item>
            <text:list-item>
              <text:p text:style-name="P13">N: Ich habe gehört, du hast Tellborn einige Zutaten für seinen Trank besorgt. (Auftrag „Mein Freund der Bär“ abgeschlossen)</text:p>
            </text:list-item>
            <text:list-item>
              <text:p text:style-name="P9">N: Ich danke dir vielmals. Bald werde ich wieder aussehen wie ein Mensch! Hier hast du ein paar Gegenstände.</text:p>
            </text:list-item>
            <text:list-item>
              <text:p text:style-name="P9">Charakter erhält 3 Manatränke und 1 Ring der Verborgenheit.</text:p>
            </text:list-item>
          </text:list>
        </text:list-item>
        <text:list-item>
          <text:p text:style-name="P9"><text:bookmark text:name="gg5p1"/>Du siehst aus wie ein Magier.</text:p>
          <text:list>
            <text:list-item>
              <text:p text:style-name="P9"><text:bookmark text:name="ik9t10"/><text:bookmark text:name="fdvr"/>N: <text:bookmark text:name="dnw_"/>Zauberer, wenn ich bitten darf. Das ist die korrekte Bezeichnung. Ich bin nicht irgendein Hokuspokusmöchtegernmagier, der Feuerbälle auf seine Feinde wirft. Ich suche nach Wissen.</text:p>
            </text:list-item>
            <text:list-item>
              <text:p text:style-name="P9">(Charakter ist Zauberer)</text:p>
            </text:list-item>
          </text:list>
        </text:list-item>
        <text:list-item>
          <text:p text:style-name="P14">N: Das solltest du selbst aber am besten wissen.</text:p>
        </text:list-item>
        <text:list-item>
          <text:p text:style-name="P9"><text:bookmark text:name="gg5p2"/>Meine Zauberkraft ist fast erloschen! (Nach der Feststellung, dass Fulco ein Zauberer ist)</text:p>
        </text:list-item>
        <text:list-item>
          <text:p text:style-name="P11">Fulco macht Bewegungen.</text:p>
          <text:list>
            <text:list-item>
              <text:p text:style-name="P9"><text:bookmark text:name="ik9t28"/><text:bookmark text:name="kj70"/>N: Da hast du sie wieder.</text:p>
            </text:list-item>
            <text:list-item>
              <text:p text:style-name="P9">Das Mana des Charakters wird aufgefüllt.</text:p>
            </text:list-item>
          </text:list>
        </text:list-item>
      </text:list>
      <text:p text:style-name="P1"><text:bookmark text:name="vyiu53"/></text:p>
      <text:p text:style-name="P2"><text:bookmark text:name="adhu1"/>Handel<text:bookmark text:name="vyiu54"/><text:bookmark text:name="adhu"/></text:p>
      <text:list xml:id="list3577879166810316148" text:style-name="L4">
        <text:list-item>
          <text:p text:style-name="P10">Kleine Manatrank</text:p>
        </text:list-item>
        <text:list-item>
          <text:p text:style-name="P10">Manatrank</text:p>
        </text:list-item>
        <text:list-item>
          <text:p text:style-name="P10"><text:soft-page-break/>Großer Manatrank</text:p>
        </text:list-item>
        <text:list-item>
          <text:p text:style-name="P10">Stab des Zauberers</text:p>
        </text:list-item>
      </text:list>
      <text:p text:style-name="P1"/>
      <text:p text:style-name="P8">Tontexte:</text:p>
      <text:list xml:id="list831525391909132669" text:style-name="L5">
        <text:list-item>
          <text:p text:style-name="P6">N: Ja, mach dich nur lustig!</text:p>
        </text:list-item>
        <text:list-item>
          <text:p text:style-name="P6">N: Das habe ich jetzt davon!</text:p>
        </text:list-item>
        <text:list-item>
          <text:p text:style-name="P6">N: Du hättest eben Zauberer werden sollen!</text:p>
        </text:list-item>
        <text:list-item>
          <text:p text:style-name="P6">N: Dieses Land ist mir nicht geheu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loext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loext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title/>
    <meta:initial-creator>Tamino Dauth</meta:initial-creator>
    <meta:editing-cycles>15</meta:editing-cycles>
    <dc:date>2016-07-20T22:44:56.618000000</dc:date>
    <meta:creation-date>2009-06-25T10:41:26</meta:creation-date>
    <meta:language>en-US</meta:language>
    <meta:editing-duration>PT5M47S</meta:editing-duration>
    <meta:document-statistic meta:table-count="0" meta:image-count="0" meta:object-count="0" meta:page-count="2" meta:paragraph-count="42" meta:word-count="323" meta:character-count="1820" meta:non-whitespace-character-count="1567"/>
  </office:meta>
</office:document-meta>
</file>